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B5B7F18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26cm, 5.48cm, 13.302cm, 1.30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9cm" svg:height="21.7cm" svg:x="0.991cm" svg:y="2.391cm">
          <draw:image xlink:href="Pictures/10000000000005E8000007E0B5B7F18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2-23T17:21:42.131825783</dc:date>
    <meta:editing-duration>PT3M39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